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6000001FF7BB496E311A63E19.png" manifest:media-type="image/png"/>
  <manifest:file-entry manifest:full-path="Pictures/10000000000003250000019ABCE1FBA4D33232DA.png" manifest:media-type="image/png"/>
  <manifest:file-entry manifest:full-path="Pictures/100000000000021A000000EBD70B3FB31370C105.jpg" manifest:media-type="image/jpeg"/>
  <manifest:file-entry manifest:full-path="Pictures/100002010000060F000004AE39E1005EF19C9F0A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201000002FF0000020D850AAB78146011A5.png" manifest:media-type="image/png"/>
  <manifest:file-entry manifest:full-path="Pictures/1000000000000203000001DC0725E8D55FADD47E.jpg" manifest:media-type="image/jpe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</text:span><text:span text:style-name="T1">Píldoras de </text:span><text:span text:style-name="T1">conocimient</text:span><text:span text:style-name="T1">o</text:span></text:p>
          </draw:text-box>
        </draw:frame>
        <draw:frame presentation:style-name="pr2" draw:text-style-name="P3" draw:layer="layout" svg:width="19.05cm" svg:height="1.889cm" svg:x="6.604cm" svg:y="2.54cm">
          <draw:text-box>
            <text:p text:style-name="P1"><text:span text:style-name="T2">Vídeo 36</text:span><text:span text:style-name="T3">: Icestudio 0.5-dev. Edición </text:span><text:span text:style-name="T3">de módulo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41A2D6B455941E0C.jpg" xlink:type="simple" xlink:show="embed" xlink:actuate="onLoad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19-Sep-03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8502ECEB4AF7272C.png" xlink:type="simple" xlink:show="embed" xlink:actuate="onLoad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8502ECEB4AF7272C.png" xlink:type="simple" xlink:show="embed" xlink:actuate="onLoad">
            <text:p/>
          </draw:image>
        </draw:frame>
        <draw:frame draw:style-name="gr7" draw:text-style-name="P11" draw:layer="layout" svg:width="16.51cm" svg:height="8.408cm" svg:x="5.334cm" svg:y="4.8cm">
          <draw:image xlink:href="Pictures/10000000000003250000019ABCE1FBA4D33232DA.png" xlink:type="simple" xlink:show="embed" xlink:actuate="onLoad">
            <text:p/>
          </draw:image>
        </draw:frame>
        <draw:frame draw:style-name="gr1" draw:text-style-name="P4" draw:layer="layout" svg:width="5.294cm" svg:height="3.81cm" svg:x="21.63cm" svg:y="13.716cm">
          <draw:image xlink:href="Pictures/10000201000002C6000001FF7BB496E311A63E1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9-03T10:10:12.476819199</dc:date>
    <meta:editing-duration>P8DT1H19M36S</meta:editing-duration>
    <meta:editing-cycles>558</meta:editing-cycles>
    <meta:generator>LibreOffice/6.0.7.3$Linux_X86_64 LibreOffice_project/00m0$Build-3</meta:generator>
    <meta:print-date>2017-10-04T10:42:29.653181544</meta:print-date>
    <meta:document-statistic meta:object-count="43"/>
  </office:meta>
</office:document-meta>
</file>